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32F1DE9A0AF.png" manifest:media-type="image/png"/>
  <manifest:file-entry manifest:full-path="Pictures/1007AEFB00004225000057F4982BB0EE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T1" style:family="text">
      <style:text-properties fo:color="#000000" loext:opacity="100%" style:font-name="GOST type B" fo:font-size="13pt" fo:font-style="italic" style:font-name-asian="GOST type B" style:font-size-asian="10pt" style:font-style-asian="italic" style:font-name-complex="GOST type B" style:font-size-complex="10pt" style:font-style-complex="italic"/>
    </style:style>
    <style:style style:name="T2" style:family="text">
      <style:text-properties style:font-name="GOST type B" fo:font-size="10pt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ize="8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" fo:font-size="8pt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" fo:font-size="2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Блок схема алгоритма, реализующего </text:span></text:p>
            <text:p text:style-name="P2"><text:span text:style-name="T1">программное средство 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3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9" draw:layer="layout" svg:width="11.065cm" svg:height="1.413cm" svg:x="7.959cm" svg:y="23.93cm">
          <draw:text-box>
            <text:p text:style-name="P4"><text:span text:style-name="T5">ГУИР.400401.007.02</text:span></text:p>
          </draw:text-box>
        </draw:frame>
        <draw:frame draw:style-name="gr8" draw:text-style-name="P11" draw:layer="layout" svg:width="1.454cm" svg:height="0.442cm" svg:x="2.072cm" svg:y="26.333cm">
          <draw:text-box>
            <text:p text:style-name="P10"><text:span text:style-name="T3">Разраб.</text:span></text:p>
          </draw:text-box>
        </draw:frame>
        <draw:frame draw:style-name="gr8" draw:text-style-name="P11" draw:layer="layout" svg:width="2.079cm" svg:height="0.442cm" svg:x="3.675cm" svg:y="26.333cm">
          <draw:text-box>
            <text:p text:style-name="P10"><text:span text:style-name="T3">Дмитрук</text:span></text:p>
          </draw:text-box>
        </draw:frame>
        <draw:frame draw:style-name="gr13" draw:text-style-name="P11" draw:layer="layout" svg:width="1.455cm" svg:height="0.443cm" svg:x="2.065cm" svg:y="26.811cm">
          <draw:text-box>
            <text:p text:style-name="P10"><text:span text:style-name="T3">Пров.</text:span></text:p>
          </draw:text-box>
        </draw:frame>
        <draw:frame draw:style-name="gr13" draw:text-style-name="P11" draw:layer="layout" svg:width="1.452cm" svg:height="0.443cm" svg:x="2.068cm" svg:y="27.277cm">
          <draw:text-box>
            <text:p text:style-name="P10"><text:span text:style-name="T3">Рец.</text:span></text:p>
          </draw:text-box>
        </draw:frame>
        <draw:frame draw:style-name="gr9" draw:text-style-name="P11" draw:layer="layout" svg:width="1.454cm" svg:height="0.444cm" svg:x="2.058cm" svg:y="27.746cm">
          <draw:text-box>
            <text:p text:style-name="P10"><text:span text:style-name="T3">Н.контр.</text:span></text:p>
          </draw:text-box>
        </draw:frame>
        <draw:frame draw:style-name="gr10" draw:text-style-name="P11" draw:layer="layout" svg:width="1.454cm" svg:height="0.44cm" svg:x="2.058cm" svg:y="28.234cm">
          <draw:text-box>
            <text:p text:style-name="P10"><text:span text:style-name="T3">Утв.</text:span></text:p>
          </draw:text-box>
        </draw:frame>
        <draw:frame draw:style-name="gr13" draw:text-style-name="P11" draw:layer="layout" svg:width="2.08cm" svg:height="0.443cm" svg:x="3.64cm" svg:y="26.789cm">
          <draw:text-box>
            <text:p text:style-name="P10"><text:span text:style-name="T3">Калиновская</text:span></text:p>
          </draw:text-box>
        </draw:frame>
        <draw:frame draw:style-name="gr8" draw:text-style-name="P11" draw:layer="layout" svg:width="2.081cm" svg:height="0.442cm" svg:x="3.686cm" svg:y="27.766cm">
          <draw:text-box>
            <text:p text:style-name="P10"><text:span text:style-name="T3">Калиновская</text:span></text:p>
          </draw:text-box>
        </draw:frame>
        <draw:frame draw:style-name="gr11" draw:text-style-name="P11" draw:layer="layout" svg:width="2.079cm" svg:height="0.441cm" svg:x="3.682cm" svg:y="28.224cm">
          <draw:text-box>
            <text:p text:style-name="P10"><text:span text:style-name="T3">Марков</text:span></text:p>
          </draw:text-box>
        </draw:frame>
        <draw:line draw:style-name="gr3" draw:text-style-name="P1" draw:layer="layout" svg:x1="19.014cm" svg:y1="23.921cm" svg:x2="19.014cm" svg:y2="29.186cm">
          <text:p/>
        </draw:line>
        <draw:frame draw:style-name="gr14" draw:text-style-name="P4" draw:layer="layout" svg:width="15.399cm" svg:height="20.476cm" svg:x="3.621cm" svg:y="1cm">
          <draw:image xlink:href="Pictures/1007AEFB00004225000057F4982BB0EE.svg" xlink:type="simple" xlink:show="embed" xlink:actuate="onLoad" draw:mime-type="image/svg+xml">
            <text:p/>
          </draw:image>
          <draw:image xlink:href="Pictures/10000001000002650000032F1DE9A0A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18:19.861000000</meta:creation-date>
    <dc:date>2024-12-09T11:24:08.809000000</dc:date>
    <meta:editing-duration>PT10M2S</meta:editing-duration>
    <meta:editing-cycles>5</meta:editing-cycles>
    <meta:generator>LibreOffice/24.8.3.2$Windows_X86_64 LibreOffice_project/48a6bac9e7e268aeb4c3483fcf825c94556d9f92</meta:generator>
    <meta:document-statistic meta:object-count="56"/>
  </office:meta>
</office:document-meta>
</file>